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/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style:writing-mode="lr-tb"/>
    </style:style>
    <style:style style:name="T1" style:family="text">
      <style:text-properties fo:language="fr" fo:country="FR" style:language-asian="fr" style:country-asian="FR"/>
    </style:style>
    <style:style style:name="T2" style:family="text"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draw:auto-grow-width="false" fo:padding-top="0.127cm" fo:padding-bottom="0.127cm" fo:padding-left="0.254cm" fo:padding-right="0.254cm" fo:wrap-option="no-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1" text:anchor-type="char" svg:x="0.623cm" svg:y="18.085cm" svg:width="14.947cm" svg:height="4.787cm" draw:z-index="6"><draw:text-box><text:p text:style-name="Standard">Positionner l’interrupteur du moteur sur « marche ».</text:p><text:p text:style-name="Standard">Positionner l’interrupteur du voltmètre sur « marche ».</text:p><text:p text:style-name="Standard">Le véhicule se met en mouvement et l’on constate que le niveau d’énergie, sur</text:p><text:p text:style-name="Standard">l’afficheur, décroît progressivement au fur et à mesure de sa progression.</text:p><text:p text:style-name="Standard">Le courant de décharge du condensateur est régulé ; ce qui entraîne une vitesse</text:p><text:p text:style-name="Standard">constante d’évolution du véhicule .</text:p><text:p text:style-name="Standard">Les performances d’autonomie du véhicule dépendent de la capacité du condensateur utilisé .(parcours d’environ 40 cm avec une capacité de 47000µf)</text:p></draw:text-box></draw:frame><draw:frame draw:style-name="fr1" draw:name="Cadre2" text:anchor-type="char" svg:x="-0.647cm" svg:y="12.053cm" svg:width="17.17cm" svg:height="0.977cm" draw:z-index="5"><draw:text-box><text:p text:style-name="Standard">TRANSFORMATION <text:s/>DE <text:s/>L’ENERGIE <text:s/>ELECTRIQUE <text:s/>EN <text:s/>ENERGIE <text:s/>MECANIQUE</text:p></draw:text-box></draw:frame><draw:frame draw:style-name="fr1" draw:name="Cadre3" text:anchor-type="char" svg:x="0.305cm" svg:y="5.068cm" svg:width="15.582cm" svg:height="5.74cm" draw:z-index="4"><draw:text-box><text:p text:style-name="Standard">Positionner l’interrupteur « moteur » sur arrêt.</text:p><text:p text:style-name="Standard">Exposer le capteur à une source lumineuse (lampe ou lumière solaire).</text:p><text:p text:style-name="Standard">Visualiser le courant de charge du condensateur ; la diode DEL rouge s’allume au</text:p><text:p text:style-name="Standard"><text:s text:c="5"/>passage du courant.</text:p><text:p text:style-name="Standard">Contrôler le niveau de charge du condensateur à l’aide du voltmètre incorporé.</text:p><text:p text:style-name="Standard"><text:s text:c="5"/>(positionner l’interrupteur du voltmètre sur « marche »)</text:p><text:p text:style-name="Standard">Le temps de charge du condensateur dépend de l’intensité lumineuse reçue par le</text:p><text:p text:style-name="Standard">capteur et de son temps d’exposition à la lumière.</text:p><text:p text:style-name="Standard"><text:s/>Note importante : le voltmétre analogique est déconnectable du circuit, par un</text:p><text:p text:style-name="Standard"><text:s text:c="30"/>interrupteur, car sa consommation en courant n’est pas négligeable.</text:p><text:p text:style-name="Standard"><text:s text:c="30"/>(en situation de faible éclairement le courant de charge est très faible)</text:p></draw:text-box></draw:frame><draw:frame draw:style-name="fr1" draw:name="Cadre4" text:anchor-type="char" svg:x="-0.953cm" svg:y="0.635cm" svg:width="16.84cm" svg:height="0.977cm" draw:z-index="3"><draw:text-box><text:p text:style-name="Standard">TRANSFORMATION <text:s/>DE <text:s/>L’ENERGIE <text:s/>LUMINEUSE <text:s/>EN <text:s/>ENERGIE <text:s/>ELECTRIQUE</text:p></draw:text-box></draw:frame><draw:frame draw:style-name="fr1" draw:name="Cadre5" text:anchor-type="char" svg:x="2.845cm" svg:y="-1.282cm" svg:width="10.82cm" svg:height="0.977cm" draw:z-index="2"><draw:text-box><text:p text:style-name="Standard"><text:s text:c="10"/>UTILISATION <text:s/>DE <text:s/>LA <text:s/>MAQUETTE</text:p></draw:text-box></draw:frame><text:span text:style-name="T1"><draw:g text:anchor-type="as-char" svg:y="0cm" draw:z-index="0" draw:style-name="gr1"><draw:rect draw:style-name="gr2" draw:text-style-name="P2" svg:width="15.888cm" svg:height="9.524cm" svg:x="0cm" svg:y="0cm"><text:p/></draw:rect><draw:frame draw:style-name="gr3" draw:text-style-name="P3" svg:width="11.113cm" svg:height="0.952cm" svg:x="2.54cm" svg:y="2.854cm"><draw:text-box><text:p text:style-name="P3"><text:span text:style-name="T2">Charge du condensateur à l’aide du capteur photovoltaïque</text:span></text:p></draw:text-box></draw:frame></draw:g></text:span><text:span text:style-name="T1"><draw:g text:anchor-type="as-char" svg:y="0cm" draw:z-index="1" draw:style-name="gr1"><draw:rect draw:style-name="gr2" draw:text-style-name="P2" svg:width="15.874cm" svg:height="9.524cm" svg:x="0cm" svg:y="0cm"><text:p/></draw:rect><draw:frame draw:style-name="gr3" draw:text-style-name="P3" svg:width="12.699cm" svg:height="1.269cm" svg:x="1.901cm" svg:y="5.711cm"><draw:text-box><text:p text:style-name="P3"><text:span text:style-name="T2">Utilisation de l’énergie électrique, stockée dans le condensateur, et</text:span></text:p><text:p text:style-name="P3"><text:span text:style-name="T2">consommation de cette énergie dans le moteur électrique de propulsion</text:span></text:p></draw:text-box></draw:frame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</dc:title>
    <meta:initial-creator>gbarrier</meta:initial-creator>
    <meta:creation-date>2006-07-05T14:05:00</meta:creation-date>
    <dc:creator>gbarrier</dc:creator>
    <dc:date>2006-07-05T14:05:00</dc:date>
    <dc:language>fr-FR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197" meta:character-count="1457"/>
  </office:meta>
</office:document-meta>
</file>